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fa1" officeooo:paragraph-rsid="0010bfa1"/>
    </style:style>
    <style:style style:name="P2" style:family="paragraph" style:parent-style-name="Standard">
      <style:paragraph-properties fo:break-before="page"/>
      <style:text-properties officeooo:rsid="0010bfa1" officeooo:paragraph-rsid="0010bfa1"/>
    </style:style>
    <style:style style:name="P3" style:family="paragraph" style:parent-style-name="Standard">
      <style:text-properties officeooo:rsid="0011a522" officeooo:paragraph-rsid="0011a522"/>
    </style:style>
    <style:style style:name="P4" style:family="paragraph" style:parent-style-name="Standard">
      <style:paragraph-properties fo:break-before="page"/>
      <style:text-properties officeooo:rsid="0011a522" officeooo:paragraph-rsid="0011a522"/>
    </style:style>
    <style:style style:name="P5" style:family="paragraph" style:parent-style-name="Standard">
      <style:text-properties officeooo:rsid="0011d9c1" officeooo:paragraph-rsid="0011d9c1"/>
    </style:style>
    <style:style style:name="P6" style:family="paragraph" style:parent-style-name="Standard">
      <style:paragraph-properties fo:break-before="page"/>
      <style:text-properties officeooo:rsid="0011d9c1" officeooo:paragraph-rsid="0011d9c1"/>
    </style:style>
    <style:style style:name="P7" style:family="paragraph" style:parent-style-name="Standard">
      <style:text-properties officeooo:rsid="00128a22" officeooo:paragraph-rsid="00128a22"/>
    </style:style>
    <style:style style:name="P8" style:family="paragraph" style:parent-style-name="Standard">
      <style:paragraph-properties fo:break-before="page"/>
      <style:text-properties officeooo:rsid="00128a22" officeooo:paragraph-rsid="00128a22"/>
    </style:style>
    <style:style style:name="T1" style:family="text">
      <style:text-properties officeooo:rsid="00128a22"/>
    </style:style>
    <style:style style:name="T2" style:family="text">
      <style:text-properties officeooo:rsid="00147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mpetencias empresariales Proyecto Intermodular</text:p>
      <text:p text:style-name="P1"/>
      <text:p text:style-name="P1">EVENBYTES</text:p>
      <text:p text:style-name="P1"/>
      <text:p text:style-name="P1">Consultora con más de 15 años de experiencia.</text:p>
      <text:p text:style-name="P1"/>
      <text:p text:style-name="P1">Se centran en desarrollo en la nube.</text:p>
      <text:p text:style-name="P1"/>
      <text:p text:style-name="P1">Google Partner.</text:p>
      <text:p text:style-name="P1"/>
      <text:p text:style-name="P1">Productos centrados en google drive y shared drives. Almacenamiento en la nube y plataformas de trabajo en la nube. METADRIVE Y DRIVEWATCHER.</text:p>
      <text:p text:style-name="P1"/>
      <text:p text:style-name="P1">Proyectos orientados a la creación de soluciones digitales y automatización de proyectos.</text:p>
      <text:p text:style-name="P1"/>
      <text:p text:style-name="P1">Clientes Importantes : B/S/H, FERROVIAL, IMEM</text:p>
      <text:p text:style-name="P1"/>
      <text:p text:style-name="P1">Premio PYME innovadora.</text:p>
      <text:p text:style-name="P1"/>
      <text:p text:style-name="P1">Alrededor de 20 o 25 empleados.</text:p>
      <text:p text:style-name="P1"/>
      <text:p text:style-name="P1">No se han encontrado ofertas de empleo por lo que no puedo valorar que sueldos ofrecen.</text:p>
      <text:p text:style-name="P1"/>
      <text:p text:style-name="P1">Puntos a favor de esa empresa: </text:p>
      <text:p text:style-name="P1"><text:tab/>Son innovadores.</text:p>
      <text:p text:style-name="P1"><text:tab/>Son expertos en lo que hacen.</text:p>
      <text:p text:style-name="P1"/>
      <text:p text:style-name="P1">Puntos en contra de ellos:</text:p>
      <text:p text:style-name="P1"><text:tab/>Empresa pequeña, quizá no puedan aceptar gran cantidad de proyectos.</text:p>
      <text:p text:style-name="P1"><text:tab/>Sus productos y sus desarrollos van enfocados en otras tecnologías.</text:p>
      <text:p text:style-name="P1"/>
      <text:p text:style-name="P7">SALARIOS</text:p>
      <text:p text:style-name="P7"/>
      <text:p text:style-name="P7"><text:tab/>Entre 20 y 22000 euros para juniors</text:p>
      <text:p text:style-name="P7"><text:tab/>Salario medio entre 30 y 34000</text:p>
      <text:p text:style-name="P2">CIC</text:p>
      <text:p text:style-name="P1"/>
      <text:p text:style-name="P1">Consultora y empresa de ingeniería y desarrollo.</text:p>
      <text:p text:style-name="P1"/>
      <text:p text:style-name="P1">Aproximadamente 30 años de experiencia en el sector.</text:p>
      <text:p text:style-name="P1"/>
      <text:p text:style-name="P1">Amplio programa de partners.</text:p>
      <text:p text:style-name="P1"/>
      <text:p text:style-name="P3">En octubre recibio el premio a la tercera mejor empresa para trabajar en España. Lo que implica que suelen tener trabajadores motivado.</text:p>
      <text:p text:style-name="P3"/>
      <text:p text:style-name="P3">Cuenta con más de 300 empleados que se suelen dividir en diferentes proyectos de desarrollo.</text:p>
      <text:p text:style-name="P3"/>
      <text:p text:style-name="P3">Tecnologías que utilizan</text:p>
      <text:p text:style-name="P3"/>
      <text:p text:style-name="P3">JAVA, .NET, PYTHON.</text:p>
      <text:p text:style-name="P3">Bases de datos, tanto SQL como NoSQL</text:p>
      <text:p text:style-name="P3">Amplia experiencia con Angular, pero según ofertas encontradas valoran tambien conocimientos de REACT y VUE.JS.</text:p>
      <text:p text:style-name="P3"/>
      <text:p text:style-name="P3">Salario medio para un desarrollador en cic, buscando en ofertas y diferentes portales, unos 22,000 <text:span text:style-name="T1">en el caso de Juniors</text:span></text:p>
      <text:p text:style-name="P3"/>
      <text:p text:style-name="P3">PUNTOS A FAVOR DE CIC</text:p>
      <text:p text:style-name="P3"><text:tab/>Amplia Experiencia.</text:p>
      <text:p text:style-name="P3"><text:tab/>Equipos muy grandes que pueden desarrollar más rápido y adoptando variedad de tecnologías.</text:p>
      <text:p text:style-name="P3"><text:tab/></text:p>
      <text:p text:style-name="P3">PUNTOS EN CONTRA</text:p>
      <text:p text:style-name="P3"><text:tab/>Sus proyectos y orientación profesional actual tienden a la industris 4,0 y el big data o data analisis, lo que puede hacer que no estén interesados o que no opten por este tipo de desarrollos.</text:p>
      <text:p text:style-name="P4">PLAIN CONCEPTS</text:p>
      <text:p text:style-name="P3"/>
      <text:p text:style-name="P3">Casi 20 años de experiencia.</text:p>
      <text:p text:style-name="P3"/>
      <text:p text:style-name="P3">Más de 700 empleados en todo el mundo, lo que les da mucha capacidad, tanto de desarrollo, adaptación y conexión.</text:p>
      <text:p text:style-name="P3"/>
      <text:p text:style-name="P3">TECNOLOGÍA QUE UTILIZAN</text:p>
      <text:p text:style-name="P3"/>
      <text:p text:style-name="P3">Muchas de las relativas a los campos del big data: PYTHON, AZURE, .NET.</text:p>
      <text:p text:style-name="P3">BD : Tanto SQL como noSQL</text:p>
      <text:p text:style-name="P3">Según he podido encontrar usan prácticamente todos los frameworks del front menos ASTRO.</text:p>
      <text:p text:style-name="P5">SCALA y SPARK</text:p>
      <text:p text:style-name="P5"/>
      <text:p text:style-name="P5">Según algunas ofertas que he encontrado también pueden usar C#</text:p>
      <text:p text:style-name="P5"/>
      <text:p text:style-name="P5">SALARIO MEDIO DE LOS DESARROLLADORES</text:p>
      <text:p text:style-name="P5"/>
      <text:p text:style-name="P5">40,500 EUROS.</text:p>
      <text:p text:style-name="P5">54000 un desarrollador frontend</text:p>
      <text:p text:style-name="P5"/>
      <text:p text:style-name="P5"/>
      <text:p text:style-name="P5">PRODUCTOS Y DESARROLLO</text:p>
      <text:p text:style-name="P5"/>
      <text:p text:style-name="P5">Automatización de procesos mediante IA</text:p>
      <text:p text:style-name="P5">Desarrollo de aplicaciones empresariales</text:p>
      <text:p text:style-name="P5"/>
      <text:p text:style-name="P5">PUNTOS A SU FAVOR</text:p>
      <text:p text:style-name="P5"><text:tab/>Empresa muy moderna e innovadora</text:p>
      <text:p text:style-name="P5"><text:tab/>Amplias tecnologías usadas para adaptarse a cualquier tipo de proyecto.</text:p>
      <text:p text:style-name="P5"><text:tab/>Gran capacidad de desarrollo.</text:p>
      <text:p text:style-name="P5"/>
      <text:p text:style-name="P5">PUNTOS EN CONTRA</text:p>
      <text:p text:style-name="P5"><text:tab/>Los proyectos que anuncian pueden indicar que ellos se centren en otro tipo de desarrollos que no tienen nada que ver con el producto que se intenta a desarrollar.</text:p>
      <text:p text:style-name="P6">INETUM</text:p>
      <text:p text:style-name="P5"/>
      <text:p text:style-name="P5"/>
      <text:p text:style-name="P5">Multinacional Francesa que abarca varios continentes.</text:p>
      <text:p text:style-name="P5"/>
      <text:p text:style-name="P5">Cuentan tanto con secciones de Consulting Tecnologico, como de desarrollo de diferentes tecnologías y en diferentes ámbitos.</text:p>
      <text:p text:style-name="P3"/>
      <text:p text:style-name="P5">Más de 27000 consultores y especialistas en diferentes areas de IT.</text:p>
      <text:p text:style-name="P5"/>
      <text:p text:style-name="P5">Tiene gran cantidad de proyectos, tanto en hardware e IT, como en desarrollo y consulting.</text:p>
      <text:p text:style-name="P5"/>
      <text:p text:style-name="P5">TECNOLOGIA</text:p>
      <text:p text:style-name="P5"/>
      <text:p text:style-name="P5">SpringBoot, Angular, C#, JAVA en gran medida.</text:p>
      <text:p text:style-name="P5"/>
      <text:p text:style-name="P5">Sus equipos de desarrollo se dividen en departamentos que luego dividen a su vez según proyectos.</text:p>
      <text:p text:style-name="P5"/>
      <text:p text:style-name="P7">El salario medio de un desarrollador de inetum en España es de unos 35000 euros pero hay altas variaciones según las tecnologías que use el desarrollador</text:p>
      <text:p text:style-name="P7"/>
      <text:p text:style-name="P7">PROYECTOS</text:p>
      <text:p text:style-name="P7"/>
      <text:p text:style-name="P7">Trabajan sobre todo soluciones empresariales, industria 4,0. Tienen proyectos tanto de carácter privado como carácter público con las administraciones</text:p>
      <text:p text:style-name="P7"/>
      <text:p text:style-name="P7">PUNTOS A SU FAVOR</text:p>
      <text:p text:style-name="P7"><text:tab/>Infraestructura y variedad de tecnologías muy alta.</text:p>
      <text:p text:style-name="P7"><text:tab/>Experiencia de muchos años</text:p>
      <text:p text:style-name="P7"/>
      <text:p text:style-name="P7">PUNTOS EN SU CONTRA</text:p>
      <text:p text:style-name="P7"><text:tab/>Su modelo de negocio parece que va en otra dirección</text:p>
      <text:p text:style-name="P7"><text:tab/>Su precio por desarrollar una aplicación de este tipo podría ser el más alto de todos</text:p>
      <text:p text:style-name="P7"/>
      <text:p text:style-name="P7"/>
      <text:p text:style-name="P8"/>
      <text:p text:style-name="P7">PUNTOS A NUESTRO FAVOR</text:p>
      <text:p text:style-name="P7"/>
      <text:p text:style-name="P7"><text:tab/>Salario medio de la empresa en este rango: Alrededor de 21000, lo que nos hace competitivos en ese sentido.</text:p>
      <text:p text:style-name="P7"><text:tab/>Sin abarcar una gran cantidad de tecnologías usamos aquellas que son lideres en el mercado, como Angular, Typescript, NODE y Java. <text:span text:style-name="T2">Esto hace que nos mantengamos a la vanguardía de las tecnologías que se utilizan actualmente.</text:span></text:p>
      <text:p text:style-name="P7"><text:tab/>Nuestro sistema de organizar y trabajar por proyectos y por tecnologías nos da gran flexibilidad a la hora de desarrollar.</text:p>
      <text:p text:style-name="P7"><text:tab/>Nuestra empresa no se vuelca todavía en campos como el BIG DATA, DATA ANALISIS e Industria 4,0 lo que hace que seamos aún más competitivos en centrarnos en desarrollar aplicaciones web y móviles.</text:p>
      <text:p text:style-name="P7"/>
      <text:p text:style-name="P7">PUNTOS EN CONTRA</text:p>
      <text:p text:style-name="P7"/>
      <text:p text:style-name="P7"><text:tab/>Somo una empresa más pequeña en comparación con la mayoría de empresas con las que nos comparamos, lo que puede limitarnos en algunos aspectos.</text:p>
      <text:p text:style-name="P7"><text:tab/><text:span text:style-name="T2">Contamos con menos años de experiencia en general en comparación al resto de empres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2:21:32.392979482</meta:creation-date>
    <dc:date>2025-10-15T13:12:23.218903287</dc:date>
    <meta:editing-duration>PT6M50S</meta:editing-duration>
    <meta:editing-cycles>1</meta:editing-cycles>
    <meta:document-statistic meta:table-count="0" meta:image-count="0" meta:object-count="0" meta:page-count="5" meta:paragraph-count="83" meta:word-count="774" meta:character-count="4824" meta:non-whitespace-character-count="4107"/>
    <meta:generator>LibreOffice/7.3.7.2$Linux_X86_64 LibreOffice_project/30$Build-2</meta:generator>
  </office:meta>
</office:document-meta>
</file>